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8.5724in">
            <draw:object draw:notify-on-update-of-ranges="Sheet1.A40:Sheet1.A62 Sheet1.C40:Sheet1.C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.2126in" svg:height="2.8425in" svg:x="13.0701in" svg:y="13.1287in">
            <draw:object draw:notify-on-update-of-ranges="Sheet1.A77:Sheet1.A96 Sheet1.C77:Sheet1.C96 Sheet1.A77:Sheet1.A96 Sheet1.L77:Sheet1.L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]/[.C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857142857142857" calcext:value-type="float">
            <text:p>0.857142857142857</text:p>
          </table:table-cell>
          <table:table-cell table:formula="of:=[.A2]/[.C2]" office:value-type="float" office:value="306.833333333333" calcext:value-type="float">
            <text:p>306.833333333333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.2857142857143" calcext:value-type="float">
            <text:p>46.2857142857143</text:p>
          </table:table-cell>
          <table:table-cell office:value-type="float" office:value="13.1428571428571" calcext:value-type="float">
            <text:p>13.1428571428571</text:p>
          </table:table-cell>
          <table:table-cell table:formula="of:=[.A3]/[.C3]" office:value-type="float" office:value="64.4456521739133" calcext:value-type="float">
            <text:p>64.4456521739133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6.714285714286" calcext:value-type="float">
            <text:p>176.714285714286</text:p>
          </table:table-cell>
          <table:table-cell office:value-type="float" office:value="36.2857142857143" calcext:value-type="float">
            <text:p>36.2857142857143</text:p>
          </table:table-cell>
          <table:table-cell table:formula="of:=[.A4]/[.C4]" office:value-type="float" office:value="45.4448818897638" calcext:value-type="float">
            <text:p>45.4448818897638</text:p>
          </table:table-cell>
          <table:table-cell table:number-columns-repeated="8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33.428571428571" calcext:value-type="float">
            <text:p>333.428571428571</text:p>
          </table:table-cell>
          <table:table-cell office:value-type="float" office:value="35.7142857142857" calcext:value-type="float">
            <text:p>35.7142857142857</text:p>
          </table:table-cell>
          <table:table-cell table:formula="of:=[.A5]/[.C5]" office:value-type="float" office:value="49.056" calcext:value-type="float">
            <text:p>49.056</text:p>
          </table:table-cell>
          <table:table-cell table:number-columns-repeated="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04.428571428571" calcext:value-type="float">
            <text:p>404.428571428571</text:p>
          </table:table-cell>
          <table:table-cell office:value-type="float" office:value="32" calcext:value-type="float">
            <text:p>32</text:p>
          </table:table-cell>
          <table:table-cell table:formula="of:=[.A6]/[.C6]" office:value-type="float" office:value="43.09375" calcext:value-type="float">
            <text:p>43.093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72.428571428571" calcext:value-type="float">
            <text:p>372.428571428571</text:p>
          </table:table-cell>
          <table:table-cell office:value-type="float" office:value="17.4285714285714" calcext:value-type="float">
            <text:p>17.4285714285714</text:p>
          </table:table-cell>
          <table:table-cell table:formula="of:=[.A7]/[.C7]" office:value-type="float" office:value="42.1721311475411" calcext:value-type="float">
            <text:p>42.1721311475411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39.714285714286" calcext:value-type="float">
            <text:p>339.714285714286</text:p>
          </table:table-cell>
          <table:table-cell office:value-type="float" office:value="23.1428571428571" calcext:value-type="float">
            <text:p>23.1428571428571</text:p>
          </table:table-cell>
          <table:table-cell table:formula="of:=[.A8]/[.C8]" office:value-type="float" office:value="27.5246913580247" calcext:value-type="float">
            <text:p>27.524691358024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9.857142857143" calcext:value-type="float">
            <text:p>279.857142857143</text:p>
          </table:table-cell>
          <table:table-cell office:value-type="float" office:value="11.1428571428571" calcext:value-type="float">
            <text:p>11.1428571428571</text:p>
          </table:table-cell>
          <table:table-cell table:formula="of:=[.A9]/[.C9]" office:value-type="float" office:value="29.7051282051283" calcext:value-type="float">
            <text:p>29.7051282051283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office:value-type="float" office:value="8.28571428571429" calcext:value-type="float">
            <text:p>8.28571428571429</text:p>
          </table:table-cell>
          <table:table-cell table:formula="of:=[.A10]/[.C10]" office:value-type="float" office:value="39.2241379310345" calcext:value-type="float">
            <text:p>39.2241379310345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2.285714285714" calcext:value-type="float">
            <text:p>142.285714285714</text:p>
          </table:table-cell>
          <table:table-cell office:value-type="float" office:value="4.57142857142857" calcext:value-type="float">
            <text:p>4.57142857142857</text:p>
          </table:table-cell>
          <table:table-cell table:formula="of:=[.A11]/[.C11]" office:value-type="float" office:value="71.75" calcext:value-type="float">
            <text:p>71.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3.857142857143" calcext:value-type="float">
            <text:p>103.857142857143</text:p>
          </table:table-cell>
          <table:table-cell office:value-type="float" office:value="5.14285714285714" calcext:value-type="float">
            <text:p>5.14285714285714</text:p>
          </table:table-cell>
          <table:table-cell table:formula="of:=[.A12]/[.C12]" office:value-type="float" office:value="87.6944444444445" calcext:value-type="float">
            <text:p>87.6944444444445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2.8571428571429" calcext:value-type="float">
            <text:p>82.8571428571429</text:p>
          </table:table-cell>
          <table:table-cell office:value-type="float" office:value="5" calcext:value-type="float">
            <text:p>5</text:p>
          </table:table-cell>
          <table:table-cell table:formula="of:=[.A13]/[.C13]" office:value-type="float" office:value="55.4" calcext:value-type="float">
            <text:p>55.4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2857142857143" calcext:value-type="float">
            <text:p>59.2857142857143</text:p>
          </table:table-cell>
          <table:table-cell office:value-type="float" office:value="198.285714285714" calcext:value-type="float">
            <text:p>198.285714285714</text:p>
          </table:table-cell>
          <table:table-cell table:formula="of:=[.A14]/[.C14]" office:value-type="float" office:value="1.59870317002882" calcext:value-type="float">
            <text:p>1.59870317002882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4.4285714285714" calcext:value-type="float">
            <text:p>64.4285714285714</text:p>
          </table:table-cell>
          <table:table-cell office:value-type="float" office:value="4.14285714285714" calcext:value-type="float">
            <text:p>4.14285714285714</text:p>
          </table:table-cell>
          <table:table-cell table:formula="of:=[.A15]/[.C15]" office:value-type="float" office:value="88.344827586207" calcext:value-type="float">
            <text:p>88.344827586207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8.8571428571429" calcext:value-type="float">
            <text:p>78.8571428571429</text:p>
          </table:table-cell>
          <table:table-cell office:value-type="float" office:value="7" calcext:value-type="float">
            <text:p>7</text:p>
          </table:table-cell>
          <table:table-cell table:formula="of:=[.A16]/[.C16]" office:value-type="float" office:value="62.1428571428571" calcext:value-type="float">
            <text:p>62.1428571428571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0.8571428571429" calcext:value-type="float">
            <text:p>70.8571428571429</text:p>
          </table:table-cell>
          <table:table-cell office:value-type="float" office:value="4" calcext:value-type="float">
            <text:p>4</text:p>
          </table:table-cell>
          <table:table-cell table:formula="of:=[.A17]/[.C17]"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5.71428571428571" calcext:value-type="float">
            <text:p>5.71428571428571</text:p>
          </table:table-cell>
          <table:table-cell table:formula="of:=[.A18]/[.C18]" office:value-type="float" office:value="145.25" calcext:value-type="float">
            <text:p>145.25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2.8571428571429" calcext:value-type="float">
            <text:p>72.8571428571429</text:p>
          </table:table-cell>
          <table:table-cell office:value-type="float" office:value="6.28571428571429" calcext:value-type="float">
            <text:p>6.28571428571429</text:p>
          </table:table-cell>
          <table:table-cell table:formula="of:=[.A19]/[.C19]" office:value-type="float" office:value="93.8636363636363" calcext:value-type="float">
            <text:p>93.863636363636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" calcext:value-type="float">
            <text:p>73</text:p>
          </table:table-cell>
          <table:table-cell office:value-type="float" office:value="6.42857142857143" calcext:value-type="float">
            <text:p>6.42857142857143</text:p>
          </table:table-cell>
          <table:table-cell table:formula="of:=[.A20]/[.C20]" office:value-type="float" office:value="112.311111111111" calcext:value-type="float">
            <text:p>112.311111111111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4.5714285714286" calcext:value-type="float">
            <text:p>84.5714285714286</text:p>
          </table:table-cell>
          <table:table-cell office:value-type="float" office:value="8.85714285714286" calcext:value-type="float">
            <text:p>8.85714285714286</text:p>
          </table:table-cell>
          <table:table-cell table:formula="of:=[.A21]/[.C21]" office:value-type="float" office:value="144.854838709677" calcext:value-type="float">
            <text:p>144.854838709677</text:p>
          </table:table-cell>
          <table:table-cell table:number-columns-repeated="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1" calcext:value-type="float">
            <text:p>111</text:p>
          </table:table-cell>
          <table:table-cell office:value-type="float" office:value="12.1428571428571" calcext:value-type="float">
            <text:p>12.1428571428571</text:p>
          </table:table-cell>
          <table:table-cell table:formula="of:=[.A22]/[.C22]" office:value-type="float" office:value="114.305882352942" calcext:value-type="float">
            <text:p>114.305882352942</text:p>
          </table:table-cell>
          <table:table-cell table:number-columns-repeated="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8.857142857143" calcext:value-type="float">
            <text:p>108.857142857143</text:p>
          </table:table-cell>
          <table:table-cell office:value-type="float" office:value="9" calcext:value-type="float">
            <text:p>9</text:p>
          </table:table-cell>
          <table:table-cell table:formula="of:=[.A23]/[.C23]" office:value-type="float" office:value="164.222222222222" calcext:value-type="float">
            <text:p>164.222222222222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7.571428571429" calcext:value-type="float">
            <text:p>107.571428571429</text:p>
          </table:table-cell>
          <table:table-cell office:value-type="float" office:value="12.8571428571429" calcext:value-type="float">
            <text:p>12.8571428571429</text:p>
          </table:table-cell>
          <table:table-cell table:formula="of:=[.A24]/[.C24]" office:value-type="float" office:value="119.544444444444" calcext:value-type="float">
            <text:p>119.544444444444</text:p>
          </table:table-cell>
          <table:table-cell table:number-columns-repeated="8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[.A25]/[.C25]" office:value-type="float" office:value="118.4" calcext:value-type="float">
            <text:p>118.4</text:p>
          </table:table-cell>
          <table:table-cell table:number-columns-repeated="8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40.285714285714" calcext:value-type="float">
            <text:p>140.285714285714</text:p>
          </table:table-cell>
          <table:table-cell office:value-type="float" office:value="15.5714285714286" calcext:value-type="float">
            <text:p>15.5714285714286</text:p>
          </table:table-cell>
          <table:table-cell table:formula="of:=[.A26]/[.C26]" office:value-type="float" office:value="149.055045871559" calcext:value-type="float">
            <text:p>149.055045871559</text:p>
          </table:table-cell>
          <table:table-cell table:number-columns-repeated="8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84.857142857143" calcext:value-type="float">
            <text:p>184.857142857143</text:p>
          </table:table-cell>
          <table:table-cell office:value-type="float" office:value="25.5714285714286" calcext:value-type="float">
            <text:p>25.5714285714286</text:p>
          </table:table-cell>
          <table:table-cell table:formula="of:=[.A27]/[.C27]" office:value-type="float" office:value="139.72625698324" calcext:value-type="float">
            <text:p>139.72625698324</text:p>
          </table:table-cell>
          <table:table-cell table:number-columns-repeated="8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265.714285714286" calcext:value-type="float">
            <text:p>265.714285714286</text:p>
          </table:table-cell>
          <table:table-cell office:value-type="float" office:value="37.4285714285714" calcext:value-type="float">
            <text:p>37.4285714285714</text:p>
          </table:table-cell>
          <table:table-cell table:formula="of:=[.A28]/[.C28]" office:value-type="float" office:value="200.248091603054" calcext:value-type="float">
            <text:p>200.248091603054</text:p>
          </table:table-cell>
          <table:table-cell table:number-columns-repeated="8"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20" calcext:value-type="float">
            <text:p>420</text:p>
          </table:table-cell>
          <table:table-cell office:value-type="float" office:value="77.7142857142857" calcext:value-type="float">
            <text:p>77.7142857142857</text:p>
          </table:table-cell>
          <table:table-cell table:formula="of:=[.A29]/[.C29]" office:value-type="float" office:value="152.584558823529" calcext:value-type="float">
            <text:p>152.584558823529</text:p>
          </table:table-cell>
          <table:table-cell table:number-columns-repeated="8"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float" office:value="697.428571428571" calcext:value-type="float">
            <text:p>697.428571428571</text:p>
          </table:table-cell>
          <table:table-cell office:value-type="float" office:value="113" calcext:value-type="float">
            <text:p>113</text:p>
          </table:table-cell>
          <table:table-cell table:formula="of:=[.A30]/[.C30]" office:value-type="float" office:value="125.185840707965" calcext:value-type="float">
            <text:p>125.185840707965</text:p>
          </table:table-cell>
          <table:table-cell table:number-columns-repeated="8"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float" office:value="1048.85714285714" calcext:value-type="float">
            <text:p>1048.85714285714</text:p>
          </table:table-cell>
          <table:table-cell office:value-type="float" office:value="165.285714285714" calcext:value-type="float">
            <text:p>165.285714285714</text:p>
          </table:table-cell>
          <table:table-cell table:formula="of:=[.A31]/[.C31]" office:value-type="float" office:value="105.834917891098" calcext:value-type="float">
            <text:p>105.834917891098</text:p>
          </table:table-cell>
          <table:table-cell table:number-columns-repeated="8"/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float" office:value="1780.42857142857" calcext:value-type="float">
            <text:p>1780.42857142857</text:p>
          </table:table-cell>
          <table:table-cell office:value-type="float" office:value="297.714285714286" calcext:value-type="float">
            <text:p>297.714285714286</text:p>
          </table:table-cell>
          <table:table-cell table:formula="of:=[.A32]/[.C32]" office:value-type="float" office:value="112.977447216891" calcext:value-type="float">
            <text:p>112.977447216891</text:p>
          </table:table-cell>
          <table:table-cell table:number-columns-repeated="8"/>
        </table:table-row>
        <table:table-row table:style-name="ro1">
          <table:table-cell office:value-type="float" office:value="54998" calcext:value-type="float">
            <text:p>54998</text:p>
          </table:table-cell>
          <table:table-cell office:value-type="float" office:value="2956" calcext:value-type="float">
            <text:p>2956</text:p>
          </table:table-cell>
          <table:table-cell office:value-type="float" office:value="475.285714285714" calcext:value-type="float">
            <text:p>475.285714285714</text:p>
          </table:table-cell>
          <table:table-cell table:formula="of:=[.A33]/[.C33]" office:value-type="float" office:value="115.715659753532" calcext:value-type="float">
            <text:p>115.715659753532</text:p>
          </table:table-cell>
          <table:table-cell table:number-columns-repeated="8"/>
        </table:table-row>
        <table:table-row table:style-name="ro1">
          <table:table-cell office:value-type="float" office:value="82788" calcext:value-type="float">
            <text:p>82788</text:p>
          </table:table-cell>
          <table:table-cell office:value-type="float" office:value="4731.71428571429" calcext:value-type="float">
            <text:p>4731.71428571429</text:p>
          </table:table-cell>
          <table:table-cell office:value-type="float" office:value="757.714285714286" calcext:value-type="float">
            <text:p>757.714285714286</text:p>
          </table:table-cell>
          <table:table-cell table:formula="of:=[.A34]/[.C34]" office:value-type="float" office:value="109.260180995475" calcext:value-type="float">
            <text:p>109.260180995475</text:p>
          </table:table-cell>
          <table:table-cell table:number-columns-repeated="8"/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float" office:value="6750.57142857143" calcext:value-type="float">
            <text:p>6750.57142857143</text:p>
          </table:table-cell>
          <table:table-cell office:value-type="float" office:value="935" calcext:value-type="float">
            <text:p>935</text:p>
          </table:table-cell>
          <table:table-cell table:formula="of:=[.A35]/[.C35]" office:value-type="float" office:value="88.192513368984" calcext:value-type="float">
            <text:p>88.192513368984</text:p>
          </table:table-cell>
          <table:table-cell table:number-columns-repeated="8"/>
        </table:table-row>
        <table:table-row table:style-name="ro1">
          <table:table-cell office:value-type="float" office:value="73161" calcext:value-type="float">
            <text:p>73161</text:p>
          </table:table-cell>
          <table:table-cell office:value-type="float" office:value="7960.57142857143" calcext:value-type="float">
            <text:p>7960.57142857143</text:p>
          </table:table-cell>
          <table:table-cell office:value-type="float" office:value="854.142857142857" calcext:value-type="float">
            <text:p>854.142857142857</text:p>
          </table:table-cell>
          <table:table-cell table:formula="of:=[.A36]/[.C36]" office:value-type="float" office:value="85.6542900150527" calcext:value-type="float">
            <text:p>85.6542900150527</text:p>
          </table:table-cell>
          <table:table-cell table:number-columns-repeated="8"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float" office:value="7303.57142857143" calcext:value-type="float">
            <text:p>7303.57142857143</text:p>
          </table:table-cell>
          <table:table-cell office:value-type="float" office:value="689.428571428571" calcext:value-type="float">
            <text:p>689.428571428571</text:p>
          </table:table-cell>
          <table:table-cell table:formula="of:=[.A37]/[.C37]" office:value-type="float" office:value="65.7660588479072" calcext:value-type="float">
            <text:p>65.7660588479072</text:p>
          </table:table-cell>
          <table:table-cell table:number-columns-repeated="8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6238.71428571429" calcext:value-type="float">
            <text:p>6238.71428571429</text:p>
          </table:table-cell>
          <table:table-cell office:value-type="float" office:value="505" calcext:value-type="float">
            <text:p>505</text:p>
          </table:table-cell>
          <table:table-cell table:formula="of:=[.A38]/[.C38]" office:value-type="float" office:value="63.6693069306931" calcext:value-type="float">
            <text:p>63.6693069306931</text:p>
          </table:table-cell>
          <table:table-cell table:number-columns-repeated="8"/>
        </table:table-row>
        <table:table-row table:style-name="ro1">
          <table:table-cell office:value-type="float" office:value="27412" calcext:value-type="float">
            <text:p>27412</text:p>
          </table:table-cell>
          <table:table-cell office:value-type="float" office:value="5227.14285714286" calcext:value-type="float">
            <text:p>5227.14285714286</text:p>
          </table:table-cell>
          <table:table-cell office:value-type="float" office:value="433.285714285714" calcext:value-type="float">
            <text:p>433.285714285714</text:p>
          </table:table-cell>
          <table:table-cell table:formula="of:=[.A39]/[.C39]" office:value-type="float" office:value="63.2654137817343" calcext:value-type="float">
            <text:p>63.2654137817343</text:p>
          </table:table-cell>
          <table:table-cell table:number-columns-repeated="8"/>
        </table:table-row>
        <table:table-row table:style-name="ro1">
          <table:table-cell office:value-type="float" office:value="26915" calcext:value-type="float">
            <text:p>26915</text:p>
          </table:table-cell>
          <table:table-cell office:value-type="float" office:value="4532.42857142857" calcext:value-type="float">
            <text:p>4532.42857142857</text:p>
          </table:table-cell>
          <table:table-cell office:value-type="float" office:value="424" calcext:value-type="float">
            <text:p>424</text:p>
          </table:table-cell>
          <table:table-cell table:formula="of:=[.A40]/[.C40]" office:value-type="float" office:value="63.4787735849057" calcext:value-type="float">
            <text:p>63.4787735849057</text:p>
          </table:table-cell>
          <table:table-cell table:number-columns-repeated="8"/>
        </table:table-row>
        <table:table-row table:style-name="ro1">
          <table:table-cell office:value-type="float" office:value="33891" calcext:value-type="float">
            <text:p>33891</text:p>
          </table:table-cell>
          <table:table-cell office:value-type="float" office:value="4420.71428571429" calcext:value-type="float">
            <text:p>4420.71428571429</text:p>
          </table:table-cell>
          <table:table-cell office:value-type="float" office:value="450.857142857143" calcext:value-type="float">
            <text:p>450.857142857143</text:p>
          </table:table-cell>
          <table:table-cell table:formula="of:=[.A41]/[.C41]" office:value-type="float" office:value="75.1701520912547" calcext:value-type="float">
            <text:p>75.1701520912547</text:p>
          </table:table-cell>
          <table:table-cell table:number-columns-repeated="8"/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float" office:value="4670.71428571429" calcext:value-type="float">
            <text:p>4670.71428571429</text:p>
          </table:table-cell>
          <table:table-cell office:value-type="float" office:value="476.857142857143" calcext:value-type="float">
            <text:p>476.857142857143</text:p>
          </table:table-cell>
          <table:table-cell table:formula="of:=[.A42]/[.C42]" office:value-type="float" office:value="96.2426602756141" calcext:value-type="float">
            <text:p>96.2426602756141</text:p>
          </table:table-cell>
          <table:table-cell table:number-columns-repeated="8"/>
        </table:table-row>
        <table:table-row table:style-name="ro1">
          <table:table-cell office:value-type="float" office:value="46470" calcext:value-type="float">
            <text:p>46470</text:p>
          </table:table-cell>
          <table:table-cell office:value-type="float" office:value="4685" calcext:value-type="float">
            <text:p>4685</text:p>
          </table:table-cell>
          <table:table-cell office:value-type="float" office:value="510.857142857143" calcext:value-type="float">
            <text:p>510.857142857143</text:p>
          </table:table-cell>
          <table:table-cell table:formula="of:=[.A43]/[.C43]" office:value-type="float" office:value="90.9647651006711" calcext:value-type="float">
            <text:p>90.9647651006711</text:p>
          </table:table-cell>
          <table:table-cell table:number-columns-repeated="8"/>
        </table:table-row>
        <table:table-row table:style-name="ro1">
          <table:table-cell office:value-type="float" office:value="72065" calcext:value-type="float">
            <text:p>72065</text:p>
          </table:table-cell>
          <table:table-cell office:value-type="float" office:value="5802.28571428571" calcext:value-type="float">
            <text:p>5802.28571428571</text:p>
          </table:table-cell>
          <table:table-cell office:value-type="float" office:value="744.857142857143" calcext:value-type="float">
            <text:p>744.857142857143</text:p>
          </table:table-cell>
          <table:table-cell table:formula="of:=[.A44]/[.C44]" office:value-type="float" office:value="96.7500958956655" calcext:value-type="float">
            <text:p>96.7500958956655</text:p>
          </table:table-cell>
          <table:table-cell table:number-columns-repeated="8"/>
        </table:table-row>
        <table:table-row table:style-name="ro1">
          <table:table-cell office:value-type="float" office:value="88341" calcext:value-type="float">
            <text:p>88341</text:p>
          </table:table-cell>
          <table:table-cell office:value-type="float" office:value="7144.71428571429" calcext:value-type="float">
            <text:p>7144.71428571429</text:p>
          </table:table-cell>
          <table:table-cell office:value-type="float" office:value="840.714285714286" calcext:value-type="float">
            <text:p>840.714285714286</text:p>
          </table:table-cell>
          <table:table-cell table:formula="of:=[.A45]/[.C45]" office:value-type="float" office:value="105.078504672897" calcext:value-type="float">
            <text:p>105.078504672897</text:p>
          </table:table-cell>
          <table:table-cell table:number-columns-repeated="8"/>
        </table:table-row>
        <table:table-row table:style-name="ro1">
          <table:table-cell office:value-type="float" office:value="56058" calcext:value-type="float">
            <text:p>56058</text:p>
          </table:table-cell>
          <table:table-cell office:value-type="float" office:value="7146.42857142857" calcext:value-type="float">
            <text:p>7146.42857142857</text:p>
          </table:table-cell>
          <table:table-cell office:value-type="float" office:value="683.571428571429" calcext:value-type="float">
            <text:p>683.571428571429</text:p>
          </table:table-cell>
          <table:table-cell table:formula="of:=[.A46]/[.C46]" office:value-type="float" office:value="82.0075235109717" calcext:value-type="float">
            <text:p>82.0075235109717</text:p>
          </table:table-cell>
          <table:table-cell table:number-columns-repeated="8"/>
        </table:table-row>
        <table:table-row table:style-name="ro1">
          <table:table-cell office:value-type="float" office:value="47780" calcext:value-type="float">
            <text:p>47780</text:p>
          </table:table-cell>
          <table:table-cell office:value-type="float" office:value="6484.14285714286" calcext:value-type="float">
            <text:p>6484.14285714286</text:p>
          </table:table-cell>
          <table:table-cell office:value-type="float" office:value="590.285714285714" calcext:value-type="float">
            <text:p>590.285714285714</text:p>
          </table:table-cell>
          <table:table-cell table:formula="of:=[.A47]/[.C47]" office:value-type="float" office:value="80.94385285576" calcext:value-type="float">
            <text:p>80.94385285576</text:p>
          </table:table-cell>
          <table:table-cell table:number-columns-repeated="8"/>
        </table:table-row>
        <table:table-row table:style-name="ro1">
          <table:table-cell office:value-type="float" office:value="47086" calcext:value-type="float">
            <text:p>47086</text:p>
          </table:table-cell>
          <table:table-cell office:value-type="float" office:value="6036.14285714286" calcext:value-type="float">
            <text:p>6036.14285714286</text:p>
          </table:table-cell>
          <table:table-cell office:value-type="float" office:value="553" calcext:value-type="float">
            <text:p>553</text:p>
          </table:table-cell>
          <table:table-cell table:formula="of:=[.A48]/[.C48]" office:value-type="float" office:value="85.1464737793852" calcext:value-type="float">
            <text:p>85.1464737793852</text:p>
          </table:table-cell>
          <table:table-cell table:number-columns-repeated="8"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5891.85714285714" calcext:value-type="float">
            <text:p>5891.85714285714</text:p>
          </table:table-cell>
          <table:table-cell office:value-type="float" office:value="584.285714285714" calcext:value-type="float">
            <text:p>584.285714285714</text:p>
          </table:table-cell>
          <table:table-cell table:formula="of:=[.A49]/[.C49]" office:value-type="float" office:value="85.179217603912" calcext:value-type="float">
            <text:p>85.179217603912</text:p>
          </table:table-cell>
          <table:table-cell table:number-columns-repeated="8"/>
        </table:table-row>
        <table:table-row table:style-name="ro1">
          <table:table-cell office:value-type="float" office:value="53173" calcext:value-type="float">
            <text:p>53173</text:p>
          </table:table-cell>
          <table:table-cell office:value-type="float" office:value="5999.28571428571" calcext:value-type="float">
            <text:p>5999.28571428571</text:p>
          </table:table-cell>
          <table:table-cell office:value-type="float" office:value="591.571428571429" calcext:value-type="float">
            <text:p>591.571428571429</text:p>
          </table:table-cell>
          <table:table-cell table:formula="of:=[.A50]/[.C50]" office:value-type="float" office:value="89.8843274571359" calcext:value-type="float">
            <text:p>89.8843274571359</text:p>
          </table:table-cell>
          <table:table-cell table:number-columns-repeated="8"/>
        </table:table-row>
        <table:table-row table:style-name="ro1">
          <table:table-cell office:value-type="float" office:value="65975" calcext:value-type="float">
            <text:p>65975</text:p>
          </table:table-cell>
          <table:table-cell office:value-type="float" office:value="6377.14285714286" calcext:value-type="float">
            <text:p>6377.14285714286</text:p>
          </table:table-cell>
          <table:table-cell office:value-type="float" office:value="700" calcext:value-type="float">
            <text:p>700</text:p>
          </table:table-cell>
          <table:table-cell table:formula="of:=[.A51]/[.C51]" office:value-type="float" office:value="94.25" calcext:value-type="float">
            <text:p>94.25</text:p>
          </table:table-cell>
          <table:table-cell table:number-columns-repeated="8"/>
        </table:table-row>
        <table:table-row table:style-name="ro1">
          <table:table-cell office:value-type="float" office:value="82459" calcext:value-type="float">
            <text:p>82459</text:p>
          </table:table-cell>
          <table:table-cell office:value-type="float" office:value="7172.85714285714" calcext:value-type="float">
            <text:p>7172.85714285714</text:p>
          </table:table-cell>
          <table:table-cell office:value-type="float" office:value="822.857142857143" calcext:value-type="float">
            <text:p>822.857142857143</text:p>
          </table:table-cell>
          <table:table-cell table:formula="of:=[.A52]/[.C52]" office:value-type="float" office:value="100.210590277778" calcext:value-type="float">
            <text:p>100.210590277778</text:p>
          </table:table-cell>
          <table:table-cell table:number-columns-repeated="8"/>
        </table:table-row>
        <table:table-row table:style-name="ro1">
          <table:table-cell office:value-type="float" office:value="84863" calcext:value-type="float">
            <text:p>84863</text:p>
          </table:table-cell>
          <table:table-cell office:value-type="float" office:value="8297.42857142857" calcext:value-type="float">
            <text:p>8297.42857142857</text:p>
          </table:table-cell>
          <table:table-cell office:value-type="float" office:value="899.857142857143" calcext:value-type="float">
            <text:p>899.857142857143</text:p>
          </table:table-cell>
          <table:table-cell table:formula="of:=[.A53]/[.C53]" office:value-type="float" office:value="94.3071916177171" calcext:value-type="float">
            <text:p>94.3071916177171</text:p>
          </table:table-cell>
          <table:table-cell table:number-columns-repeated="8"/>
        </table:table-row>
        <table:table-row table:style-name="ro1">
          <table:table-cell office:value-type="float" office:value="76684" calcext:value-type="float">
            <text:p>76684</text:p>
          </table:table-cell>
          <table:table-cell office:value-type="float" office:value="8900.57142857143" calcext:value-type="float">
            <text:p>8900.57142857143</text:p>
          </table:table-cell>
          <table:table-cell office:value-type="float" office:value="916.857142857143" calcext:value-type="float">
            <text:p>916.857142857143</text:p>
          </table:table-cell>
          <table:table-cell table:formula="of:=[.A54]/[.C54]" office:value-type="float" office:value="83.6378934247429" calcext:value-type="float">
            <text:p>83.6378934247429</text:p>
          </table:table-cell>
          <table:table-cell table:number-columns-repeated="8"/>
        </table:table-row>
        <table:table-row table:style-name="ro1">
          <table:table-cell office:value-type="float" office:value="64569" calcext:value-type="float">
            <text:p>64569</text:p>
          </table:table-cell>
          <table:table-cell office:value-type="float" office:value="9027.42857142857" calcext:value-type="float">
            <text:p>9027.42857142857</text:p>
          </table:table-cell>
          <table:table-cell office:value-type="float" office:value="810.142857142857" calcext:value-type="float">
            <text:p>810.142857142857</text:p>
          </table:table-cell>
          <table:table-cell table:formula="of:=[.A55]/[.C55]" office:value-type="float" office:value="79.700758243696" calcext:value-type="float">
            <text:p>79.700758243696</text:p>
          </table:table-cell>
          <table:table-cell table:number-columns-repeated="8"/>
        </table:table-row>
        <table:table-row table:style-name="ro1">
          <table:table-cell office:value-type="float" office:value="48979" calcext:value-type="float">
            <text:p>48979</text:p>
          </table:table-cell>
          <table:table-cell office:value-type="float" office:value="8332.57142857143" calcext:value-type="float">
            <text:p>8332.57142857143</text:p>
          </table:table-cell>
          <table:table-cell office:value-type="float" office:value="716.428571428571" calcext:value-type="float">
            <text:p>716.428571428571</text:p>
          </table:table-cell>
          <table:table-cell table:formula="of:=[.A56]/[.C56]" office:value-type="float" office:value="68.3655034895314" calcext:value-type="float">
            <text:p>68.3655034895314</text:p>
          </table:table-cell>
          <table:table-cell table:number-columns-repeated="8"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7301.85714285714" calcext:value-type="float">
            <text:p>7301.85714285714</text:p>
          </table:table-cell>
          <table:table-cell office:value-type="float" office:value="600" calcext:value-type="float">
            <text:p>600</text:p>
          </table:table-cell>
          <table:table-cell table:formula="of:=[.A57]/[.C57]" office:value-type="float" office:value="61.1166666666667" calcext:value-type="float">
            <text:p>61.1166666666667</text:p>
          </table:table-cell>
          <table:table-cell table:number-columns-repeated="8"/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float" office:value="6305.42857142857" calcext:value-type="float">
            <text:p>6305.42857142857</text:p>
          </table:table-cell>
          <table:table-cell office:value-type="float" office:value="455.428571428571" calcext:value-type="float">
            <text:p>455.428571428571</text:p>
          </table:table-cell>
          <table:table-cell table:formula="of:=[.A58]/[.C58]" office:value-type="float" office:value="59.5570890840653" calcext:value-type="float">
            <text:p>59.5570890840653</text:p>
          </table:table-cell>
          <table:table-cell table:number-columns-repeated="8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4882.71428571429" calcext:value-type="float">
            <text:p>4882.71428571429</text:p>
          </table:table-cell>
          <table:table-cell office:value-type="float" office:value="345.857142857143" calcext:value-type="float">
            <text:p>345.857142857143</text:p>
          </table:table-cell>
          <table:table-cell table:formula="of:=[.A59]/[.C59]" office:value-type="float" office:value="61.6410574142916" calcext:value-type="float">
            <text:p>61.6410574142916</text:p>
          </table:table-cell>
          <table:table-cell table:number-columns-repeated="8"/>
        </table:table-row>
        <table:table-row table:style-name="ro1">
          <table:table-cell office:value-type="float" office:value="17366" calcext:value-type="float">
            <text:p>17366</text:p>
          </table:table-cell>
          <table:table-cell office:value-type="float" office:value="3867.42857142857" calcext:value-type="float">
            <text:p>3867.42857142857</text:p>
          </table:table-cell>
          <table:table-cell office:value-type="float" office:value="276.428571428571" calcext:value-type="float">
            <text:p>276.428571428571</text:p>
          </table:table-cell>
          <table:table-cell table:formula="of:=[.A60]/[.C60]" office:value-type="float" office:value="62.822739018088" calcext:value-type="float">
            <text:p>62.822739018088</text:p>
          </table:table-cell>
          <table:table-cell table:number-columns-repeated="8"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2968.28571428571" calcext:value-type="float">
            <text:p>2968.28571428571</text:p>
          </table:table-cell>
          <table:table-cell office:value-type="float" office:value="217" calcext:value-type="float">
            <text:p>217</text:p>
          </table:table-cell>
          <table:table-cell table:formula="of:=[.A61]/[.C61]" office:value-type="float" office:value="65.9493087557604" calcext:value-type="float">
            <text:p>65.9493087557604</text:p>
          </table:table-cell>
          <table:table-cell table:number-columns-repeated="8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float" office:value="2347.85714285714" calcext:value-type="float">
            <text:p>2347.85714285714</text:p>
          </table:table-cell>
          <table:table-cell office:value-type="float" office:value="170.714285714286" calcext:value-type="float">
            <text:p>170.714285714286</text:p>
          </table:table-cell>
          <table:table-cell table:formula="of:=[.A62]/[.C62]" office:value-type="float" office:value="63.0351464435145" calcext:value-type="float">
            <text:p>63.0351464435145</text:p>
          </table:table-cell>
          <table:table-cell table:number-columns-repeated="8"/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1719" calcext:value-type="float">
            <text:p>1719</text:p>
          </table:table-cell>
          <table:table-cell office:value-type="float" office:value="120.857142857143" calcext:value-type="float">
            <text:p>120.857142857143</text:p>
          </table:table-cell>
          <table:table-cell table:formula="of:=[.A63]/[.C63]" office:value-type="float" office:value="62.7931442080378" calcext:value-type="float">
            <text:p>62.7931442080378</text:p>
          </table:table-cell>
          <table:table-cell table:number-columns-repeated="8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171.57142857143" calcext:value-type="float">
            <text:p>1171.57142857143</text:p>
          </table:table-cell>
          <table:table-cell office:value-type="float" office:value="71" calcext:value-type="float">
            <text:p>71</text:p>
          </table:table-cell>
          <table:table-cell table:formula="of:=[.A64]/[.C64]" office:value-type="float" office:value="69.7887323943662" calcext:value-type="float">
            <text:p>69.7887323943662</text:p>
          </table:table-cell>
          <table:table-cell table:number-columns-repeated="8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738.857142857143" calcext:value-type="float">
            <text:p>738.857142857143</text:p>
          </table:table-cell>
          <table:table-cell office:value-type="float" office:value="43.2857142857143" calcext:value-type="float">
            <text:p>43.2857142857143</text:p>
          </table:table-cell>
          <table:table-cell table:formula="of:=[.A65]/[.C65]" office:value-type="float" office:value="73.0957095709571" calcext:value-type="float">
            <text:p>73.0957095709571</text:p>
          </table:table-cell>
          <table:table-cell table:number-columns-repeated="8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38.857142857143" calcext:value-type="float">
            <text:p>438.857142857143</text:p>
          </table:table-cell>
          <table:table-cell office:value-type="float" office:value="28.1428571428571" calcext:value-type="float">
            <text:p>28.1428571428571</text:p>
          </table:table-cell>
          <table:table-cell table:formula="of:=[.A66]/[.C66]" office:value-type="float" office:value="81.7969543147209" calcext:value-type="float">
            <text:p>81.7969543147209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50.571428571429" calcext:value-type="float">
            <text:p>250.571428571429</text:p>
          </table:table-cell>
          <table:table-cell office:value-type="float" office:value="14.2857142857143" calcext:value-type="float">
            <text:p>14.2857142857143</text:p>
          </table:table-cell>
          <table:table-cell table:formula="of:=[.A67]/[.C67]" office:value-type="float" office:value="96.9499999999999" calcext:value-type="float">
            <text:p>96.9499999999999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1.428571428571" calcext:value-type="float">
            <text:p>131.428571428571</text:p>
          </table:table-cell>
          <table:table-cell office:value-type="float" office:value="10.1428571428571" calcext:value-type="float">
            <text:p>10.1428571428571</text:p>
          </table:table-cell>
          <table:table-cell table:formula="of:=[.A68]/[.C68]" office:value-type="float" office:value="89.422535211268" calcext:value-type="float">
            <text:p>89.422535211268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1.7142857142857" calcext:value-type="float">
            <text:p>81.7142857142857</text:p>
          </table:table-cell>
          <table:table-cell office:value-type="float" office:value="5.14285714285714" calcext:value-type="float">
            <text:p>5.14285714285714</text:p>
          </table:table-cell>
          <table:table-cell table:formula="of:=[.A69]/[.C69]" office:value-type="float" office:value="127.166666666667" calcext:value-type="float">
            <text:p>127.166666666667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2.1428571428571" calcext:value-type="float">
            <text:p>52.1428571428571</text:p>
          </table:table-cell>
          <table:table-cell office:value-type="float" office:value="4.14285714285714" calcext:value-type="float">
            <text:p>4.14285714285714</text:p>
          </table:table-cell>
          <table:table-cell table:formula="of:=[.A70]/[.C70]" office:value-type="float" office:value="233.413793103448" calcext:value-type="float">
            <text:p>233.413793103448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2" calcext:value-type="float">
            <text:p>32</text:p>
          </table:table-cell>
          <table:table-cell office:value-type="float" office:value="19354" calcext:value-type="float">
            <text:p>19354</text:p>
          </table:table-cell>
          <table:table-cell table:formula="of:=[.A71]/[.C71]" office:value-type="float" office:value="0.0657228479900796" calcext:value-type="float">
            <text:p>0.06572284799008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.1428571428571" calcext:value-type="float">
            <text:p>28.1428571428571</text:p>
          </table:table-cell>
          <table:table-cell office:value-type="float" office:value="19360" calcext:value-type="float">
            <text:p>19360</text:p>
          </table:table-cell>
          <table:table-cell table:formula="of:=[.A72]/[.C72]" office:value-type="float" office:value="0.0805785123966942" calcext:value-type="float">
            <text:p>0.080578512396694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4.4285714285714" calcext:value-type="float">
            <text:p>44.4285714285714</text:p>
          </table:table-cell>
          <table:table-cell office:value-type="float" office:value="5.71428571428571" calcext:value-type="float">
            <text:p>5.71428571428571</text:p>
          </table:table-cell>
          <table:table-cell table:formula="of:=[.A73]/[.C73]" office:value-type="float" office:value="229.075" calcext:value-type="float">
            <text:p>229.075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7.7142857142857" calcext:value-type="float">
            <text:p>57.7142857142857</text:p>
          </table:table-cell>
          <table:table-cell office:value-type="float" office:value="7.42857142857143" calcext:value-type="float">
            <text:p>7.42857142857143</text:p>
          </table:table-cell>
          <table:table-cell table:formula="of:=[.A74]/[.C74]" office:value-type="float" office:value="153.192307692308" calcext:value-type="float">
            <text:p>153.192307692308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8.2857142857143" calcext:value-type="float">
            <text:p>58.2857142857143</text:p>
          </table:table-cell>
          <table:table-cell office:value-type="float" office:value="6.57142857142857" calcext:value-type="float">
            <text:p>6.57142857142857</text:p>
          </table:table-cell>
          <table:table-cell table:formula="of:=[.A75]/[.C75]" office:value-type="float" office:value="176.217391304348" calcext:value-type="float">
            <text:p>176.217391304348</text:p>
          </table:table-cell>
          <table:table-cell office:value-type="string" calcext:value-type="string">
            <text:p>trishold</text:p>
          </table:table-cell>
          <table:table-cell office:value-type="float" office:value="90000" calcext:value-type="float">
            <text:p>90000</text:p>
          </table:table-cell>
          <table:table-cell table:number-columns-repeated="4"/>
          <table:table-cell office:value-type="string" calcext:value-type="string">
            <text:p>fit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2" calcext:value-type="float">
            <text:p>62</text:p>
          </table:table-cell>
          <table:table-cell office:value-type="float" office:value="6.14285714285714" calcext:value-type="float">
            <text:p>6.14285714285714</text:p>
          </table:table-cell>
          <table:table-cell table:formula="of:=[.A76]/[.C76]" office:value-type="float" office:value="201.046511627907" calcext:value-type="float">
            <text:p>201.046511627907</text:p>
          </table:table-cell>
          <table:table-cell table:number-columns-repeated="2" office:value-type="string" calcext:value-type="string">
            <text:p>xy</text:p>
          </table:table-cell>
          <table:table-cell office:value-type="string" calcext:value-type="string">
            <text:p>up to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gamma1 x</text:p>
          </table:table-cell>
          <table:table-cell office:value-type="string" calcext:value-type="string">
            <text:p>jubj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0.4285714285714" calcext:value-type="float">
            <text:p>70.4285714285714</text:p>
          </table:table-cell>
          <table:table-cell office:value-type="float" office:value="8.14285714285714" calcext:value-type="float">
            <text:p>8.14285714285714</text:p>
          </table:table-cell>
          <table:table-cell table:formula="of:=[.A77]/[.C77]" office:value-type="float" office:value="154.859649122807" calcext:value-type="float">
            <text:p>154.859649122807</text:p>
          </table:table-cell>
          <table:table-cell table:style-name="ce1" table:formula="of:=IF([.A77]&lt;[.$F$75];[.A77]*[.C77];&quot;&quot;)" office:value-type="float" office:value="10268.1428571429" calcext:value-type="float">
            <text:p>10268.1428571429</text:p>
          </table:table-cell>
          <table:table-cell table:formula="of:=IF([.A77]&lt;[.$F$75];[.A77]*[.A77];&quot;&quot;)" office:value-type="float" office:value="1590121" calcext:value-type="float">
            <text:p>1590121</text:p>
          </table:table-cell>
          <table:table-cell table:formula="of:=IF([.A77]&lt;[.$F$75];&quot;&quot;;[.A77]-[.$F$75])">
            <text:p/>
          </table:table-cell>
          <table:table-cell table:formula="of:=IF([.A77]&lt;[.$F$75];&quot;&quot;;[.C77]-[.$F$75]*[.$E$105])">
            <text:p/>
          </table:table-cell>
          <table:table-cell table:style-name="ce1" table:formula="of:=IF([.G77]=&quot;&quot;;&quot;&quot;;[.G77]*[.H77])">
            <text:p/>
          </table:table-cell>
          <table:table-cell table:formula="of:=IF([.G77]=&quot;&quot;;&quot;&quot;;[.G77]*[.G77])">
            <text:p/>
          </table:table-cell>
          <table:table-cell table:formula="of:=[.$E$105]*[.A77]" office:value-type="float" office:value="8.17805000717573" calcext:value-type="float">
            <text:p>8.17805000717573</text:p>
          </table:table-cell>
          <table:table-cell table:formula="of:=[.K77]-MAX([.K77]-[.$E$107];0)*[.$E$108]" office:value-type="float" office:value="8.17805000717573" calcext:value-type="float">
            <text:p>8.1780500071757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7" calcext:value-type="float">
            <text:p>67</text:p>
          </table:table-cell>
          <table:table-cell office:value-type="float" office:value="7.71428571428571" calcext:value-type="float">
            <text:p>7.71428571428571</text:p>
          </table:table-cell>
          <table:table-cell table:formula="of:=[.A78]/[.C78]" office:value-type="float" office:value="166.055555555556" calcext:value-type="float">
            <text:p>166.055555555556</text:p>
          </table:table-cell>
          <table:table-cell table:style-name="ce1" table:formula="of:=IF([.A78]&lt;[.$F$75];[.A78]*[.C78];&quot;&quot;)" office:value-type="float" office:value="9881.99999999999" calcext:value-type="float">
            <text:p>9881.99999999999</text:p>
          </table:table-cell>
          <table:table-cell table:formula="of:=IF([.A78]&lt;[.$F$75];[.A78]*[.A78];&quot;&quot;)" office:value-type="float" office:value="1640961" calcext:value-type="float">
            <text:p>1640961</text:p>
          </table:table-cell>
          <table:table-cell table:formula="of:=IF([.A78]&lt;[.$F$75];&quot;&quot;;[.A78]-[.$F$75])">
            <text:p/>
          </table:table-cell>
          <table:table-cell table:formula="of:=IF([.A78]&lt;[.$F$75];&quot;&quot;;[.C78]-[.$F$75]*[.$E$105])">
            <text:p/>
          </table:table-cell>
          <table:table-cell table:style-name="ce1" table:formula="of:=IF([.G78]=&quot;&quot;;&quot;&quot;;[.G78]*[.H78])">
            <text:p/>
          </table:table-cell>
          <table:table-cell table:formula="of:=IF([.G78]=&quot;&quot;;&quot;&quot;;[.G78]*[.G78])">
            <text:p/>
          </table:table-cell>
          <table:table-cell table:formula="of:=[.$E$105]*[.A78]" office:value-type="float" office:value="8.30775738238867" calcext:value-type="float">
            <text:p>8.30775738238867</text:p>
          </table:table-cell>
          <table:table-cell table:formula="of:=[.K78]-MAX([.K78]-[.$E$107];0)*[.$E$108]" office:value-type="float" office:value="8.30775738238867" calcext:value-type="float">
            <text:p>8.3077573823886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0.8571428571429" calcext:value-type="float">
            <text:p>60.8571428571429</text:p>
          </table:table-cell>
          <table:table-cell office:value-type="float" office:value="8.85714285714286" calcext:value-type="float">
            <text:p>8.85714285714286</text:p>
          </table:table-cell>
          <table:table-cell table:formula="of:=[.A79]/[.C79]" office:value-type="float" office:value="194.983870967742" calcext:value-type="float">
            <text:p>194.983870967742</text:p>
          </table:table-cell>
          <table:table-cell table:style-name="ce1" table:formula="of:=IF([.A79]&lt;[.$F$75];[.A79]*[.C79];&quot;&quot;)" office:value-type="float" office:value="15296.2857142857" calcext:value-type="float">
            <text:p>15296.2857142857</text:p>
          </table:table-cell>
          <table:table-cell table:formula="of:=IF([.A79]&lt;[.$F$75];[.A79]*[.A79];&quot;&quot;)" office:value-type="float" office:value="2982529" calcext:value-type="float">
            <text:p>2982529</text:p>
          </table:table-cell>
          <table:table-cell table:formula="of:=IF([.A79]&lt;[.$F$75];&quot;&quot;;[.A79]-[.$F$75])">
            <text:p/>
          </table:table-cell>
          <table:table-cell table:formula="of:=IF([.A79]&lt;[.$F$75];&quot;&quot;;[.C79]-[.$F$75]*[.$E$105])">
            <text:p/>
          </table:table-cell>
          <table:table-cell table:style-name="ce1" table:formula="of:=IF([.G79]=&quot;&quot;;&quot;&quot;;[.G79]*[.H79])">
            <text:p/>
          </table:table-cell>
          <table:table-cell table:formula="of:=IF([.G79]=&quot;&quot;;&quot;&quot;;[.G79]*[.G79])">
            <text:p/>
          </table:table-cell>
          <table:table-cell table:formula="of:=[.$E$105]*[.A79]" office:value-type="float" office:value="11.2002318496372" calcext:value-type="float">
            <text:p>11.2002318496372</text:p>
          </table:table-cell>
          <table:table-cell table:formula="of:=[.K79]-MAX([.K79]-[.$E$107];0)*[.$E$108]" office:value-type="float" office:value="11.2002318496372" calcext:value-type="float">
            <text:p>11.2002318496372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00.714285714286" calcext:value-type="float">
            <text:p>100.714285714286</text:p>
          </table:table-cell>
          <table:table-cell office:value-type="float" office:value="13.7142857142857" calcext:value-type="float">
            <text:p>13.7142857142857</text:p>
          </table:table-cell>
          <table:table-cell table:formula="of:=[.A80]/[.C80]" office:value-type="float" office:value="187.322916666667" calcext:value-type="float">
            <text:p>187.322916666667</text:p>
          </table:table-cell>
          <table:table-cell table:style-name="ce1" table:formula="of:=IF([.A80]&lt;[.$F$75];[.A80]*[.C80];&quot;&quot;)" office:value-type="float" office:value="35232" calcext:value-type="float">
            <text:p>35232</text:p>
          </table:table-cell>
          <table:table-cell table:formula="of:=IF([.A80]&lt;[.$F$75];[.A80]*[.A80];&quot;&quot;)" office:value-type="float" office:value="6599761" calcext:value-type="float">
            <text:p>6599761</text:p>
          </table:table-cell>
          <table:table-cell table:formula="of:=IF([.A80]&lt;[.$F$75];&quot;&quot;;[.A80]-[.$F$75])">
            <text:p/>
          </table:table-cell>
          <table:table-cell table:formula="of:=IF([.A80]&lt;[.$F$75];&quot;&quot;;[.C80]-[.$F$75]*[.$E$105])">
            <text:p/>
          </table:table-cell>
          <table:table-cell table:style-name="ce1" table:formula="of:=IF([.G80]=&quot;&quot;;&quot;&quot;;[.G80]*[.H80])">
            <text:p/>
          </table:table-cell>
          <table:table-cell table:formula="of:=IF([.G80]=&quot;&quot;;&quot;&quot;;[.G80]*[.G80])">
            <text:p/>
          </table:table-cell>
          <table:table-cell table:formula="of:=[.$E$105]*[.A80]" office:value-type="float" office:value="16.6609123461019" calcext:value-type="float">
            <text:p>16.6609123461019</text:p>
          </table:table-cell>
          <table:table-cell table:formula="of:=[.K80]-MAX([.K80]-[.$E$107];0)*[.$E$108]" office:value-type="float" office:value="16.6609123461019" calcext:value-type="float">
            <text:p>16.6609123461019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60.714285714286" calcext:value-type="float">
            <text:p>160.714285714286</text:p>
          </table:table-cell>
          <table:table-cell office:value-type="float" office:value="21" calcext:value-type="float">
            <text:p>21</text:p>
          </table:table-cell>
          <table:table-cell table:formula="of:=[.A81]/[.C81]" office:value-type="float" office:value="143" calcext:value-type="float">
            <text:p>143</text:p>
          </table:table-cell>
          <table:table-cell table:style-name="ce1" table:formula="of:=IF([.A81]&lt;[.$F$75];[.A81]*[.C81];&quot;&quot;)" office:value-type="float" office:value="63063" calcext:value-type="float">
            <text:p>63063</text:p>
          </table:table-cell>
          <table:table-cell table:formula="of:=IF([.A81]&lt;[.$F$75];[.A81]*[.A81];&quot;&quot;)" office:value-type="float" office:value="9018009" calcext:value-type="float">
            <text:p>9018009</text:p>
          </table:table-cell>
          <table:table-cell table:formula="of:=IF([.A81]&lt;[.$F$75];&quot;&quot;;[.A81]-[.$F$75])">
            <text:p/>
          </table:table-cell>
          <table:table-cell table:formula="of:=IF([.A81]&lt;[.$F$75];&quot;&quot;;[.C81]-[.$F$75]*[.$E$105])">
            <text:p/>
          </table:table-cell>
          <table:table-cell table:style-name="ce1" table:formula="of:=IF([.G81]=&quot;&quot;;&quot;&quot;;[.G81]*[.H81])">
            <text:p/>
          </table:table-cell>
          <table:table-cell table:formula="of:=IF([.G81]=&quot;&quot;;&quot;&quot;;[.G81]*[.G81])">
            <text:p/>
          </table:table-cell>
          <table:table-cell table:formula="of:=[.$E$105]*[.A81]" office:value-type="float" office:value="19.4755623882226" calcext:value-type="float">
            <text:p>19.4755623882226</text:p>
          </table:table-cell>
          <table:table-cell table:formula="of:=[.K81]-MAX([.K81]-[.$E$107];0)*[.$E$108]" office:value-type="float" office:value="19.4755623882226" calcext:value-type="float">
            <text:p>19.475562388222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1.428571428571" calcext:value-type="float">
            <text:p>181.428571428571</text:p>
          </table:table-cell>
          <table:table-cell office:value-type="float" office:value="20.1428571428571" calcext:value-type="float">
            <text:p>20.1428571428571</text:p>
          </table:table-cell>
          <table:table-cell table:formula="of:=[.A82]/[.C82]" office:value-type="float" office:value="159.858156028369" calcext:value-type="float">
            <text:p>159.858156028369</text:p>
          </table:table-cell>
          <table:table-cell table:style-name="ce1" table:formula="of:=IF([.A82]&lt;[.$F$75];[.A82]*[.C82];&quot;&quot;)" office:value-type="float" office:value="64859.9999999999" calcext:value-type="float">
            <text:p>64859.9999999999</text:p>
          </table:table-cell>
          <table:table-cell table:formula="of:=IF([.A82]&lt;[.$F$75];[.A82]*[.A82];&quot;&quot;)" office:value-type="float" office:value="10368400" calcext:value-type="float">
            <text:p>10368400</text:p>
          </table:table-cell>
          <table:table-cell table:formula="of:=IF([.A82]&lt;[.$F$75];&quot;&quot;;[.A82]-[.$F$75])">
            <text:p/>
          </table:table-cell>
          <table:table-cell table:formula="of:=IF([.A82]&lt;[.$F$75];&quot;&quot;;[.C82]-[.$F$75]*[.$E$105])">
            <text:p/>
          </table:table-cell>
          <table:table-cell table:style-name="ce1" table:formula="of:=IF([.G82]=&quot;&quot;;&quot;&quot;;[.G82]*[.H82])">
            <text:p/>
          </table:table-cell>
          <table:table-cell table:formula="of:=IF([.G82]=&quot;&quot;;&quot;&quot;;[.G82]*[.G82])">
            <text:p/>
          </table:table-cell>
          <table:table-cell table:formula="of:=[.$E$105]*[.A82]" office:value-type="float" office:value="20.882887409283" calcext:value-type="float">
            <text:p>20.882887409283</text:p>
          </table:table-cell>
          <table:table-cell table:formula="of:=[.K82]-MAX([.K82]-[.$E$107];0)*[.$E$108]" office:value-type="float" office:value="20.882887409283" calcext:value-type="float">
            <text:p>20.882887409283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233.428571428571" calcext:value-type="float">
            <text:p>233.428571428571</text:p>
          </table:table-cell>
          <table:table-cell office:value-type="float" office:value="27.4285714285714" calcext:value-type="float">
            <text:p>27.4285714285714</text:p>
          </table:table-cell>
          <table:table-cell table:formula="of:=[.A83]/[.C83]" office:value-type="float" office:value="162.786458333334" calcext:value-type="float">
            <text:p>162.786458333334</text:p>
          </table:table-cell>
          <table:table-cell table:style-name="ce1" table:formula="of:=IF([.A83]&lt;[.$F$75];[.A83]*[.C83];&quot;&quot;)" office:value-type="float" office:value="122468.571428571" calcext:value-type="float">
            <text:p>122468.571428571</text:p>
          </table:table-cell>
          <table:table-cell table:formula="of:=IF([.A83]&lt;[.$F$75];[.A83]*[.A83];&quot;&quot;)" office:value-type="float" office:value="19936225" calcext:value-type="float">
            <text:p>19936225</text:p>
          </table:table-cell>
          <table:table-cell table:formula="of:=IF([.A83]&lt;[.$F$75];&quot;&quot;;[.A83]-[.$F$75])">
            <text:p/>
          </table:table-cell>
          <table:table-cell table:formula="of:=IF([.A83]&lt;[.$F$75];&quot;&quot;;[.C83]-[.$F$75]*[.$E$105])">
            <text:p/>
          </table:table-cell>
          <table:table-cell table:style-name="ce1" table:formula="of:=IF([.G83]=&quot;&quot;;&quot;&quot;;[.G83]*[.H83])">
            <text:p/>
          </table:table-cell>
          <table:table-cell table:formula="of:=IF([.G83]=&quot;&quot;;&quot;&quot;;[.G83]*[.G83])">
            <text:p/>
          </table:table-cell>
          <table:table-cell table:formula="of:=[.$E$105]*[.A83]" office:value-type="float" office:value="28.9571715162884" calcext:value-type="float">
            <text:p>28.9571715162884</text:p>
          </table:table-cell>
          <table:table-cell table:formula="of:=[.K83]-MAX([.K83]-[.$E$107];0)*[.$E$108]" office:value-type="float" office:value="28.9571715162884" calcext:value-type="float">
            <text:p>28.9571715162884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310.142857142857" calcext:value-type="float">
            <text:p>310.142857142857</text:p>
          </table:table-cell>
          <table:table-cell office:value-type="float" office:value="41.7142857142857" calcext:value-type="float">
            <text:p>41.7142857142857</text:p>
          </table:table-cell>
          <table:table-cell table:formula="of:=[.A84]/[.C84]" office:value-type="float" office:value="141.917808219178" calcext:value-type="float">
            <text:p>141.917808219178</text:p>
          </table:table-cell>
          <table:table-cell table:style-name="ce1" table:formula="of:=IF([.A84]&lt;[.$F$75];[.A84]*[.C84];&quot;&quot;)" office:value-type="float" office:value="246948.571428571" calcext:value-type="float">
            <text:p>246948.571428571</text:p>
          </table:table-cell>
          <table:table-cell table:formula="of:=IF([.A84]&lt;[.$F$75];[.A84]*[.A84];&quot;&quot;)" office:value-type="float" office:value="35046400" calcext:value-type="float">
            <text:p>35046400</text:p>
          </table:table-cell>
          <table:table-cell table:formula="of:=IF([.A84]&lt;[.$F$75];&quot;&quot;;[.A84]-[.$F$75])">
            <text:p/>
          </table:table-cell>
          <table:table-cell table:formula="of:=IF([.A84]&lt;[.$F$75];&quot;&quot;;[.C84]-[.$F$75]*[.$E$105])">
            <text:p/>
          </table:table-cell>
          <table:table-cell table:style-name="ce1" table:formula="of:=IF([.G84]=&quot;&quot;;&quot;&quot;;[.G84]*[.H84])">
            <text:p/>
          </table:table-cell>
          <table:table-cell table:formula="of:=IF([.G84]=&quot;&quot;;&quot;&quot;;[.G84]*[.G84])">
            <text:p/>
          </table:table-cell>
          <table:table-cell table:formula="of:=[.$E$105]*[.A84]" office:value-type="float" office:value="38.3933830630296" calcext:value-type="float">
            <text:p>38.3933830630296</text:p>
          </table:table-cell>
          <table:table-cell table:formula="of:=[.K84]-MAX([.K84]-[.$E$107];0)*[.$E$108]" office:value-type="float" office:value="38.3933830630296" calcext:value-type="float">
            <text:p>38.3933830630296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461" calcext:value-type="float">
            <text:p>461</text:p>
          </table:table-cell>
          <table:table-cell office:value-type="float" office:value="64" calcext:value-type="float">
            <text:p>64</text:p>
          </table:table-cell>
          <table:table-cell table:formula="of:=[.A85]/[.C85]" office:value-type="float" office:value="149.359375" calcext:value-type="float">
            <text:p>149.359375</text:p>
          </table:table-cell>
          <table:table-cell table:style-name="ce1" table:formula="of:=IF([.A85]&lt;[.$F$75];[.A85]*[.C85];&quot;&quot;)" office:value-type="float" office:value="611776" calcext:value-type="float">
            <text:p>611776</text:p>
          </table:table-cell>
          <table:table-cell table:formula="of:=IF([.A85]&lt;[.$F$75];[.A85]*[.A85];&quot;&quot;)" office:value-type="float" office:value="91374481" calcext:value-type="float">
            <text:p>91374481</text:p>
          </table:table-cell>
          <table:table-cell table:formula="of:=IF([.A85]&lt;[.$F$75];&quot;&quot;;[.A85]-[.$F$75])">
            <text:p/>
          </table:table-cell>
          <table:table-cell table:formula="of:=IF([.A85]&lt;[.$F$75];&quot;&quot;;[.C85]-[.$F$75]*[.$E$105])">
            <text:p/>
          </table:table-cell>
          <table:table-cell table:style-name="ce1" table:formula="of:=IF([.G85]=&quot;&quot;;&quot;&quot;;[.G85]*[.H85])">
            <text:p/>
          </table:table-cell>
          <table:table-cell table:formula="of:=IF([.G85]=&quot;&quot;;&quot;&quot;;[.G85]*[.G85])">
            <text:p/>
          </table:table-cell>
          <table:table-cell table:formula="of:=[.$E$105]*[.A85]" office:value-type="float" office:value="61.9936399830237" calcext:value-type="float">
            <text:p>61.9936399830237</text:p>
          </table:table-cell>
          <table:table-cell table:formula="of:=[.K85]-MAX([.K85]-[.$E$107];0)*[.$E$108]" office:value-type="float" office:value="61.9936399830237" calcext:value-type="float">
            <text:p>61.9936399830237</text:p>
          </table:table-cell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float" office:value="777" calcext:value-type="float">
            <text:p>777</text:p>
          </table:table-cell>
          <table:table-cell office:value-type="float" office:value="122.857142857143" calcext:value-type="float">
            <text:p>122.857142857143</text:p>
          </table:table-cell>
          <table:table-cell table:formula="of:=[.A86]/[.C86]" office:value-type="float" office:value="174.275581395349" calcext:value-type="float">
            <text:p>174.275581395349</text:p>
          </table:table-cell>
          <table:table-cell table:style-name="ce1" table:formula="of:=IF([.A86]&lt;[.$F$75];[.A86]*[.C86];&quot;&quot;)" office:value-type="float" office:value="2630494.28571429" calcext:value-type="float">
            <text:p>2630494.28571429</text:p>
          </table:table-cell>
          <table:table-cell table:formula="of:=IF([.A86]&lt;[.$F$75];[.A86]*[.A86];&quot;&quot;)" office:value-type="float" office:value="458430921" calcext:value-type="float">
            <text:p>458430921</text:p>
          </table:table-cell>
          <table:table-cell table:formula="of:=IF([.A86]&lt;[.$F$75];&quot;&quot;;[.A86]-[.$F$75])">
            <text:p/>
          </table:table-cell>
          <table:table-cell table:formula="of:=IF([.A86]&lt;[.$F$75];&quot;&quot;;[.C86]-[.$F$75]*[.$E$105])">
            <text:p/>
          </table:table-cell>
          <table:table-cell table:style-name="ce1" table:formula="of:=IF([.G86]=&quot;&quot;;&quot;&quot;;[.G86]*[.H86])">
            <text:p/>
          </table:table-cell>
          <table:table-cell table:formula="of:=IF([.G86]=&quot;&quot;;&quot;&quot;;[.G86]*[.G86])">
            <text:p/>
          </table:table-cell>
          <table:table-cell table:formula="of:=[.$E$105]*[.A86]" office:value-type="float" office:value="138.858230534211" calcext:value-type="float">
            <text:p>138.858230534211</text:p>
          </table:table-cell>
          <table:table-cell table:formula="of:=[.K86]-MAX([.K86]-[.$E$107];0)*[.$E$108]" office:value-type="float" office:value="138.858230534211" calcext:value-type="float">
            <text:p>138.858230534211</text:p>
          </table:table-cell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float" office:value="1346.28571428571" calcext:value-type="float">
            <text:p>1346.28571428571</text:p>
          </table:table-cell>
          <table:table-cell office:value-type="float" office:value="208" calcext:value-type="float">
            <text:p>208</text:p>
          </table:table-cell>
          <table:table-cell table:formula="of:=[.A87]/[.C87]" office:value-type="float" office:value="164.067307692308" calcext:value-type="float">
            <text:p>164.067307692308</text:p>
          </table:table-cell>
          <table:table-cell table:style-name="ce1" table:formula="of:=IF([.A87]&lt;[.$F$75];[.A87]*[.C87];&quot;&quot;)" office:value-type="float" office:value="7098208" calcext:value-type="float">
            <text:p>7098208</text:p>
          </table:table-cell>
          <table:table-cell table:formula="of:=IF([.A87]&lt;[.$F$75];[.A87]*[.A87];&quot;&quot;)" office:value-type="float" office:value="1164583876" calcext:value-type="float">
            <text:p>1164583876</text:p>
          </table:table-cell>
          <table:table-cell table:formula="of:=IF([.A87]&lt;[.$F$75];&quot;&quot;;[.A87]-[.$F$75])">
            <text:p/>
          </table:table-cell>
          <table:table-cell table:formula="of:=IF([.A87]&lt;[.$F$75];&quot;&quot;;[.C87]-[.$F$75]*[.$E$105])">
            <text:p/>
          </table:table-cell>
          <table:table-cell table:style-name="ce1" table:formula="of:=IF([.G87]=&quot;&quot;;&quot;&quot;;[.G87]*[.H87])">
            <text:p/>
          </table:table-cell>
          <table:table-cell table:formula="of:=IF([.G87]=&quot;&quot;;&quot;&quot;;[.G87]*[.G87])">
            <text:p/>
          </table:table-cell>
          <table:table-cell table:formula="of:=[.$E$105]*[.A87]" office:value-type="float" office:value="221.319694325836" calcext:value-type="float">
            <text:p>221.319694325836</text:p>
          </table:table-cell>
          <table:table-cell table:formula="of:=[.K87]-MAX([.K87]-[.$E$107];0)*[.$E$108]" office:value-type="float" office:value="221.319694325836" calcext:value-type="float">
            <text:p>221.319694325836</text:p>
          </table:table-cell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float" office:value="2413" calcext:value-type="float">
            <text:p>2413</text:p>
          </table:table-cell>
          <table:table-cell office:value-type="float" office:value="345.285714285714" calcext:value-type="float">
            <text:p>345.285714285714</text:p>
          </table:table-cell>
          <table:table-cell table:formula="of:=[.A88]/[.C88]" office:value-type="float" office:value="154.810922631361" calcext:value-type="float">
            <text:p>154.810922631361</text:p>
          </table:table-cell>
          <table:table-cell table:style-name="ce1" table:formula="of:=IF([.A88]&lt;[.$F$75];[.A88]*[.C88];&quot;&quot;)" office:value-type="float" office:value="18456902.5714286" calcext:value-type="float">
            <text:p>18456902.5714286</text:p>
          </table:table-cell>
          <table:table-cell table:formula="of:=IF([.A88]&lt;[.$F$75];[.A88]*[.A88];&quot;&quot;)" office:value-type="float" office:value="2857330116" calcext:value-type="float">
            <text:p>2857330116</text:p>
          </table:table-cell>
          <table:table-cell table:formula="of:=IF([.A88]&lt;[.$F$75];&quot;&quot;;[.A88]-[.$F$75])">
            <text:p/>
          </table:table-cell>
          <table:table-cell table:formula="of:=IF([.A88]&lt;[.$F$75];&quot;&quot;;[.C88]-[.$F$75]*[.$E$105])">
            <text:p/>
          </table:table-cell>
          <table:table-cell table:style-name="ce1" table:formula="of:=IF([.G88]=&quot;&quot;;&quot;&quot;;[.G88]*[.H88])">
            <text:p/>
          </table:table-cell>
          <table:table-cell table:formula="of:=IF([.G88]=&quot;&quot;;&quot;&quot;;[.G88]*[.G88])">
            <text:p/>
          </table:table-cell>
          <table:table-cell table:formula="of:=[.$E$105]*[.A88]" office:value-type="float" office:value="346.668901731619" calcext:value-type="float">
            <text:p>346.668901731619</text:p>
          </table:table-cell>
          <table:table-cell table:formula="of:=[.K88]-MAX([.K88]-[.$E$107];0)*[.$E$108]" office:value-type="float" office:value="346.668901731619" calcext:value-type="float">
            <text:p>346.668901731619</text:p>
          </table:table-cell>
        </table:table-row>
        <table:table-row table:style-name="ro1">
          <table:table-cell office:value-type="float" office:value="76862" calcext:value-type="float">
            <text:p>76862</text:p>
          </table:table-cell>
          <table:table-cell office:value-type="float" office:value="3664.57142857143" calcext:value-type="float">
            <text:p>3664.57142857143</text:p>
          </table:table-cell>
          <table:table-cell office:value-type="float" office:value="461.142857142857" calcext:value-type="float">
            <text:p>461.142857142857</text:p>
          </table:table-cell>
          <table:table-cell table:formula="of:=[.A89]/[.C89]" office:value-type="float" office:value="166.677199504337" calcext:value-type="float">
            <text:p>166.677199504337</text:p>
          </table:table-cell>
          <table:table-cell table:style-name="ce1" table:formula="of:=IF([.A89]&lt;[.$F$75];[.A89]*[.C89];&quot;&quot;)" office:value-type="float" office:value="35444362.2857143" calcext:value-type="float">
            <text:p>35444362.2857143</text:p>
          </table:table-cell>
          <table:table-cell table:formula="of:=IF([.A89]&lt;[.$F$75];[.A89]*[.A89];&quot;&quot;)" office:value-type="float" office:value="5907767044" calcext:value-type="float">
            <text:p>5907767044</text:p>
          </table:table-cell>
          <table:table-cell table:formula="of:=IF([.A89]&lt;[.$F$75];&quot;&quot;;[.A89]-[.$F$75])">
            <text:p/>
          </table:table-cell>
          <table:table-cell table:formula="of:=IF([.A89]&lt;[.$F$75];&quot;&quot;;[.C89]-[.$F$75]*[.$E$105])">
            <text:p/>
          </table:table-cell>
          <table:table-cell table:style-name="ce1" table:formula="of:=IF([.G89]=&quot;&quot;;&quot;&quot;;[.G89]*[.H89])">
            <text:p/>
          </table:table-cell>
          <table:table-cell table:formula="of:=IF([.G89]=&quot;&quot;;&quot;&quot;;[.G89]*[.G89])">
            <text:p/>
          </table:table-cell>
          <table:table-cell table:formula="of:=[.$E$105]*[.A89]" office:value-type="float" office:value="498.478413680842" calcext:value-type="float">
            <text:p>498.478413680842</text:p>
          </table:table-cell>
          <table:table-cell table:formula="of:=[.K89]-MAX([.K89]-[.$E$107];0)*[.$E$108]" office:value-type="float" office:value="498.478413680842" calcext:value-type="float">
            <text:p>498.478413680842</text:p>
          </table:table-cell>
        </table:table-row>
        <table:table-row table:style-name="ro1">
          <table:table-cell office:value-type="float" office:value="107354" calcext:value-type="float">
            <text:p>107354</text:p>
          </table:table-cell>
          <table:table-cell office:value-type="float" office:value="4902.28571428572" calcext:value-type="float">
            <text:p>4902.28571428572</text:p>
          </table:table-cell>
          <table:table-cell office:value-type="float" office:value="575.857142857143" calcext:value-type="float">
            <text:p>575.857142857143</text:p>
          </table:table-cell>
          <table:table-cell table:formula="of:=[.A90]/[.C90]" office:value-type="float" office:value="186.424708509055" calcext:value-type="float">
            <text:p>186.424708509055</text:p>
          </table:table-cell>
          <table:table-cell table:style-name="ce1" table:formula="of:=IF([.A90]&lt;[.$F$75];[.A90]*[.C90];&quot;&quot;)">
            <text:p/>
          </table:table-cell>
          <table:table-cell table:formula="of:=IF([.A90]&lt;[.$F$75];[.A90]*[.A90];&quot;&quot;)">
            <text:p/>
          </table:table-cell>
          <table:table-cell table:formula="of:=IF([.A90]&lt;[.$F$75];&quot;&quot;;[.A90]-[.$F$75])" office:value-type="float" office:value="17354" calcext:value-type="float">
            <text:p>17354</text:p>
          </table:table-cell>
          <table:table-cell table:formula="of:=IF([.A90]&lt;[.$F$75];&quot;&quot;;[.C90]-[.$F$75]*[.$E$105])" office:value-type="float" office:value="-7.82604560107745" calcext:value-type="float">
            <text:p>-7.82604560107745</text:p>
          </table:table-cell>
          <table:table-cell table:style-name="ce1" table:formula="of:=IF([.G90]=&quot;&quot;;&quot;&quot;;[.G90]*[.H90])" office:value-type="float" office:value="-135813.195361098" calcext:value-type="float">
            <text:p>-135813.195361098</text:p>
          </table:table-cell>
          <table:table-cell table:formula="of:=IF([.G90]=&quot;&quot;;&quot;&quot;;[.G90]*[.G90])" office:value-type="float" office:value="301161316" calcext:value-type="float">
            <text:p>301161316</text:p>
          </table:table-cell>
          <table:table-cell table:formula="of:=[.$E$105]*[.A90]" office:value-type="float" office:value="696.230277930487" calcext:value-type="float">
            <text:p>696.230277930487</text:p>
          </table:table-cell>
          <table:table-cell table:formula="of:=[.K90]-MAX([.K90]-[.$E$107];0)*[.$E$108]" office:value-type="float" office:value="654.789584828678" calcext:value-type="float">
            <text:p>654.789584828678</text:p>
          </table:table-cell>
        </table:table-row>
        <table:table-row table:style-name="ro1">
          <table:table-cell office:value-type="float" office:value="128568" calcext:value-type="float">
            <text:p>128568</text:p>
          </table:table-cell>
          <table:table-cell office:value-type="float" office:value="6109.71428571429" calcext:value-type="float">
            <text:p>6109.71428571429</text:p>
          </table:table-cell>
          <table:table-cell office:value-type="float" office:value="690.428571428572" calcext:value-type="float">
            <text:p>690.428571428572</text:p>
          </table:table-cell>
          <table:table-cell table:formula="of:=[.A91]/[.C91]" office:value-type="float" office:value="186.21477343265" calcext:value-type="float">
            <text:p>186.21477343265</text:p>
          </table:table-cell>
          <table:table-cell table:style-name="ce1" table:formula="of:=IF([.A91]&lt;[.$F$75];[.A91]*[.C91];&quot;&quot;)">
            <text:p/>
          </table:table-cell>
          <table:table-cell table:formula="of:=IF([.A91]&lt;[.$F$75];[.A91]*[.A91];&quot;&quot;)">
            <text:p/>
          </table:table-cell>
          <table:table-cell table:formula="of:=IF([.A91]&lt;[.$F$75];&quot;&quot;;[.A91]-[.$F$75])" office:value-type="float" office:value="38568" calcext:value-type="float">
            <text:p>38568</text:p>
          </table:table-cell>
          <table:table-cell table:formula="of:=IF([.A91]&lt;[.$F$75];&quot;&quot;;[.C91]-[.$F$75]*[.$E$105])" office:value-type="float" office:value="106.745382970352" calcext:value-type="float">
            <text:p>106.745382970352</text:p>
          </table:table-cell>
          <table:table-cell table:style-name="ce1" table:formula="of:=IF([.G91]=&quot;&quot;;&quot;&quot;;[.G91]*[.H91])" office:value-type="float" office:value="4116955.93040052" calcext:value-type="float">
            <text:p>4116955.93040052</text:p>
          </table:table-cell>
          <table:table-cell table:formula="of:=IF([.G91]=&quot;&quot;;&quot;&quot;;[.G91]*[.G91])" office:value-type="float" office:value="1487490624" calcext:value-type="float">
            <text:p>1487490624</text:p>
          </table:table-cell>
          <table:table-cell table:formula="of:=[.$E$105]*[.A91]" office:value-type="float" office:value="833.81089081885" calcext:value-type="float">
            <text:p>833.81089081885</text:p>
          </table:table-cell>
          <table:table-cell table:formula="of:=[.K91]-MAX([.K91]-[.$E$107];0)*[.$E$108]" office:value-type="float" office:value="741.711971172051" calcext:value-type="float">
            <text:p>741.711971172051</text:p>
          </table:table-cell>
        </table:table-row>
        <table:table-row table:style-name="ro1">
          <table:table-cell office:value-type="float" office:value="114337" calcext:value-type="float">
            <text:p>114337</text:p>
          </table:table-cell>
          <table:table-cell office:value-type="float" office:value="6879.42857142857" calcext:value-type="float">
            <text:p>6879.42857142857</text:p>
          </table:table-cell>
          <table:table-cell office:value-type="float" office:value="654" calcext:value-type="float">
            <text:p>654</text:p>
          </table:table-cell>
          <table:table-cell table:formula="of:=[.A92]/[.C92]" office:value-type="float" office:value="174.827217125382" calcext:value-type="float">
            <text:p>174.827217125382</text:p>
          </table:table-cell>
          <table:table-cell table:style-name="ce1" table:formula="of:=IF([.A92]&lt;[.$F$75];[.A92]*[.C92];&quot;&quot;)">
            <text:p/>
          </table:table-cell>
          <table:table-cell table:formula="of:=IF([.A92]&lt;[.$F$75];[.A92]*[.A92];&quot;&quot;)">
            <text:p/>
          </table:table-cell>
          <table:table-cell table:formula="of:=IF([.A92]&lt;[.$F$75];&quot;&quot;;[.A92]-[.$F$75])" office:value-type="float" office:value="24337" calcext:value-type="float">
            <text:p>24337</text:p>
          </table:table-cell>
          <table:table-cell table:formula="of:=IF([.A92]&lt;[.$F$75];&quot;&quot;;[.C92]-[.$F$75]*[.$E$105])" office:value-type="float" office:value="70.3168115417796" calcext:value-type="float">
            <text:p>70.3168115417796</text:p>
          </table:table-cell>
          <table:table-cell table:style-name="ce1" table:formula="of:=IF([.G92]=&quot;&quot;;&quot;&quot;;[.G92]*[.H92])" office:value-type="float" office:value="1711300.24249229" calcext:value-type="float">
            <text:p>1711300.24249229</text:p>
          </table:table-cell>
          <table:table-cell table:formula="of:=IF([.G92]=&quot;&quot;;&quot;&quot;;[.G92]*[.G92])" office:value-type="float" office:value="592289569" calcext:value-type="float">
            <text:p>592289569</text:p>
          </table:table-cell>
          <table:table-cell table:formula="of:=[.$E$105]*[.A92]" office:value-type="float" office:value="741.517607986084" calcext:value-type="float">
            <text:p>741.517607986084</text:p>
          </table:table-cell>
          <table:table-cell table:formula="of:=[.K92]-MAX([.K92]-[.$E$107];0)*[.$E$108]" office:value-type="float" office:value="683.401776015431" calcext:value-type="float">
            <text:p>683.401776015431</text:p>
          </table:table-cell>
        </table:table-row>
        <table:table-row table:style-name="ro1">
          <table:table-cell office:value-type="float" office:value="91055" calcext:value-type="float">
            <text:p>91055</text:p>
          </table:table-cell>
          <table:table-cell office:value-type="float" office:value="6616.28571428571" calcext:value-type="float">
            <text:p>6616.28571428571</text:p>
          </table:table-cell>
          <table:table-cell office:value-type="float" office:value="579.714285714286" calcext:value-type="float">
            <text:p>579.714285714286</text:p>
          </table:table-cell>
          <table:table-cell table:formula="of:=[.A93]/[.C93]" office:value-type="float" office:value="157.068753080335" calcext:value-type="float">
            <text:p>157.068753080335</text:p>
          </table:table-cell>
          <table:table-cell table:style-name="ce1" table:formula="of:=IF([.A93]&lt;[.$F$75];[.A93]*[.C93];&quot;&quot;)">
            <text:p/>
          </table:table-cell>
          <table:table-cell table:formula="of:=IF([.A93]&lt;[.$F$75];[.A93]*[.A93];&quot;&quot;)">
            <text:p/>
          </table:table-cell>
          <table:table-cell table:formula="of:=IF([.A93]&lt;[.$F$75];&quot;&quot;;[.A93]-[.$F$75])" office:value-type="float" office:value="1055" calcext:value-type="float">
            <text:p>1055</text:p>
          </table:table-cell>
          <table:table-cell table:formula="of:=IF([.A93]&lt;[.$F$75];&quot;&quot;;[.C93]-[.$F$75]*[.$E$105])" office:value-type="float" office:value="-3.96890274393445" calcext:value-type="float">
            <text:p>-3.96890274393445</text:p>
          </table:table-cell>
          <table:table-cell table:style-name="ce1" table:formula="of:=IF([.G93]=&quot;&quot;;&quot;&quot;;[.G93]*[.H93])" office:value-type="float" office:value="-4187.19239485085" calcext:value-type="float">
            <text:p>-4187.19239485085</text:p>
          </table:table-cell>
          <table:table-cell table:formula="of:=IF([.G93]=&quot;&quot;;&quot;&quot;;[.G93]*[.G93])" office:value-type="float" office:value="1113025" calcext:value-type="float">
            <text:p>1113025</text:p>
          </table:table-cell>
          <table:table-cell table:formula="of:=[.$E$105]*[.A93]" office:value-type="float" office:value="590.525252500703" calcext:value-type="float">
            <text:p>590.525252500703</text:p>
          </table:table-cell>
          <table:table-cell table:formula="of:=[.K93]-MAX([.K93]-[.$E$107];0)*[.$E$108]" office:value-type="float" office:value="588.005952557035" calcext:value-type="float">
            <text:p>588.005952557035</text:p>
          </table:table-cell>
        </table:table-row>
        <table:table-row table:style-name="ro1">
          <table:table-cell office:value-type="float" office:value="68361" calcext:value-type="float">
            <text:p>68361</text:p>
          </table:table-cell>
          <table:table-cell office:value-type="float" office:value="5722.57142857143" calcext:value-type="float">
            <text:p>5722.57142857143</text:p>
          </table:table-cell>
          <table:table-cell office:value-type="float" office:value="452.142857142857" calcext:value-type="float">
            <text:p>452.142857142857</text:p>
          </table:table-cell>
          <table:table-cell table:formula="of:=[.A94]/[.C94]" office:value-type="float" office:value="151.19336492891" calcext:value-type="float">
            <text:p>151.19336492891</text:p>
          </table:table-cell>
          <table:table-cell table:style-name="ce1" table:formula="of:=IF([.A94]&lt;[.$F$75];[.A94]*[.C94];&quot;&quot;)" office:value-type="float" office:value="30908937.8571428" calcext:value-type="float">
            <text:p>30908937.8571428</text:p>
          </table:table-cell>
          <table:table-cell table:formula="of:=IF([.A94]&lt;[.$F$75];[.A94]*[.A94];&quot;&quot;)" office:value-type="float" office:value="4673226321" calcext:value-type="float">
            <text:p>4673226321</text:p>
          </table:table-cell>
          <table:table-cell table:formula="of:=IF([.A94]&lt;[.$F$75];&quot;&quot;;[.A94]-[.$F$75])">
            <text:p/>
          </table:table-cell>
          <table:table-cell table:formula="of:=IF([.A94]&lt;[.$F$75];&quot;&quot;;[.C94]-[.$F$75]*[.$E$105])">
            <text:p/>
          </table:table-cell>
          <table:table-cell table:style-name="ce1" table:formula="of:=IF([.G94]=&quot;&quot;;&quot;&quot;;[.G94]*[.H94])">
            <text:p/>
          </table:table-cell>
          <table:table-cell table:formula="of:=IF([.G94]=&quot;&quot;;&quot;&quot;;[.G94]*[.G94])">
            <text:p/>
          </table:table-cell>
          <table:table-cell table:formula="of:=[.$E$105]*[.A94]" office:value-type="float" office:value="443.346293846582" calcext:value-type="float">
            <text:p>443.346293846582</text:p>
          </table:table-cell>
          <table:table-cell table:formula="of:=[.K94]-MAX([.K94]-[.$E$107];0)*[.$E$108]" office:value-type="float" office:value="443.346293846582" calcext:value-type="float">
            <text:p>443.346293846582</text:p>
          </table:table-cell>
        </table:table-row>
        <table:table-row table:style-name="ro1">
          <table:table-cell office:value-type="float" office:value="40607" calcext:value-type="float">
            <text:p>40607</text:p>
          </table:table-cell>
          <table:table-cell/>
          <table:table-cell office:value-type="float" office:value="304.14" calcext:value-type="float">
            <text:p>304.14</text:p>
          </table:table-cell>
          <table:table-cell table:formula="of:=[.A95]/[.C95]" office:value-type="float" office:value="133.514171105412" calcext:value-type="float">
            <text:p>133.514171105412</text:p>
          </table:table-cell>
          <table:table-cell table:style-name="ce1" table:formula="of:=IF([.A95]&lt;[.$F$75];[.A95]*[.C95];&quot;&quot;)" office:value-type="float" office:value="12350212.98" calcext:value-type="float">
            <text:p>12350212.98</text:p>
          </table:table-cell>
          <table:table-cell table:formula="of:=IF([.A95]&lt;[.$F$75];[.A95]*[.A95];&quot;&quot;)" office:value-type="float" office:value="1648928449" calcext:value-type="float">
            <text:p>1648928449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35827" calcext:value-type="float">
            <text:p>35827</text:p>
          </table:table-cell>
          <table:table-cell/>
          <table:table-cell office:value-type="float" office:value="273.14" calcext:value-type="float">
            <text:p>273.14</text:p>
          </table:table-cell>
          <table:table-cell table:formula="of:=[.A96]/[.C96]" office:value-type="float" office:value="131.167167020576" calcext:value-type="float">
            <text:p>131.167167020576</text:p>
          </table:table-cell>
          <table:table-cell table:style-name="ce1" table:formula="of:=IF([.A96]&lt;[.$F$75];[.A96]*[.C96];&quot;&quot;)" office:value-type="float" office:value="9785786.78" calcext:value-type="float">
            <text:p>9785786.78</text:p>
          </table:table-cell>
          <table:table-cell table:formula="of:=IF([.A96]&lt;[.$F$75];[.A96]*[.A96];&quot;&quot;)" office:value-type="float" office:value="1283573929" calcext:value-type="float">
            <text:p>1283573929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amma1</text:p>
          </table:table-cell>
          <table:table-cell table:formula="of:=SUM([.$E$77:.$E$96])/SUM([.$F$77:.$F$96])" office:value-type="float" office:value="0.00648536876064689" calcext:value-type="float">
            <text:p>0.006485368760647</text:p>
          </table:table-cell>
          <table:table-cell table:number-columns-repeated="2"/>
          <table:table-cell office:value-type="string" calcext:value-type="string">
            <text:p>gamma2</text:p>
          </table:table-cell>
          <table:table-cell table:formula="of:=SUM([.I77:.I94])/SUM([.J77:.J94])" office:value-type="float" office:value="0.00238796203191243" calcext:value-type="float">
            <text:p>0.00238796203191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ta</text:p>
          </table:table-cell>
          <table:table-cell table:formula="of:=[.E105]*[.F75]" office:value-type="float" office:value="583.683188458221" calcext:value-type="float">
            <text:p>583.6831884582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formula="of:=[.I105]/[.E105]" office:value-type="float" office:value="0.36820759467103" calcext:value-type="float">
            <text:p>0.36820759467103</text:p>
          </table:table-cell>
          <table:table-cell table:number-columns-repeated="7"/>
        </table:table-row>
      </table:table>
      <table:table table:name="doubling time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a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N(2)/[.B5]" office:value-type="float" office:value="0.346573590279973" calcext:value-type="float">
            <text:p>0.346573590279973</text:p>
          </table:table-cell>
          <table:table-cell table:formula="of:=EXP([.C5]*[.D$4])" office:value-type="float" office:value="11.3137084989848" calcext:value-type="float">
            <text:p>11.3137084989848</text:p>
          </table:table-cell>
          <table:table-cell table:formula="of:=[.D5]/[.$G$10]" office:value-type="float" office:value="27.2750928133673" calcext:value-type="float">
            <text:p>27.2750928133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N(2)/[.B6]" office:value-type="float" office:value="0.231049060186648" calcext:value-type="float">
            <text:p>0.231049060186648</text:p>
          </table:table-cell>
          <table:table-cell table:formula="of:=EXP([.C6]*[.D$4])" office:value-type="float" office:value="5.03968419957949" calcext:value-type="float">
            <text:p>5.03968419957949</text:p>
          </table:table-cell>
          <table:table-cell table:formula="of:=[.D6]/[.$G$10]" office:value-type="float" office:value="12.1496726122939" calcext:value-type="float">
            <text:p>12.1496726122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LN(2)/[.B7]" office:value-type="float" office:value="0.277258872223978" calcext:value-type="float">
            <text:p>0.277258872223978</text:p>
          </table:table-cell>
          <table:table-cell table:formula="of:=EXP([.C7]*[.D$4])" office:value-type="float" office:value="6.96440450636899" calcext:value-type="float">
            <text:p>6.96440450636899</text:p>
          </table:table-cell>
          <table:table-cell table:formula="of:=[.D7]/[.$G$10]" office:value-type="float" office:value="16.7897890703206" calcext:value-type="float">
            <text:p>16.78978907032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ritain J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float" office:value="0.8" calcext:value-type="float">
            <text:p>0.8</text:p>
          </table:table-cell>
          <table:table-cell table:formula="of:=(1-[.D10]*[.F10])*(1-[.D11]*[.F11]-[.D12]*[.F12])" office:value-type="float" office:value="0.4148" calcext:value-type="float">
            <text:p>0.4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ota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psilon</text:p>
          </table:table-cell>
          <table:table-cell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 number:title="User-defined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 number:title="User-defined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7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8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79">
      <number:scientific-number number:decimal-places="20" loext:min-decimal-places="20" number:min-integer-digits="1" number:min-exponent-digits="2" loext:exponent-interval="1" loext:forced-exponent-sign="true"/>
    </number:number-style>
    <number:date-style style:name="N180" number:title="User-defined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4:09:51.068027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5:26:33.997549666</meta:creation-date>
    <dc:date>2022-01-12T16:57:12.377242491</dc:date>
    <meta:editing-duration>PT4H25M57S</meta:editing-duration>
    <meta:editing-cycles>10</meta:editing-cycles>
    <meta:generator>LibreOffice/6.4.7.2$Linux_X86_64 LibreOffice_project/40$Build-2</meta:generator>
    <meta:document-statistic meta:table-count="2" meta:cell-count="5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61cm" svg:height="7.221cm" xlink:href=".." xlink:type="simple" chart:class="chart:scatter" chart:style-name="ch1">
        <chart:title svg:x="0.762cm" svg:y="0.247cm" chart:style-name="ch2">
          <text:p>Připady vs hospitalizace delta</text:p>
        </chart:title>
        <chart:plot-area chart:style-name="ch3" table:cell-range-address="Sheet1.A77:Sheet1.A96 Sheet1.C77:Sheet1.C96 Sheet1.L77:Sheet1.L96" svg:x="0.044cm" svg:y="0.907cm" svg:width="7.498cm" svg:height="6.246cm">
          <chartooo:coordinate-region svg:x="0.851cm" svg:y="1.106cm" svg:width="6.551cm" svg:height="4.7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7:Sheet1.C96" chart:class="chart:scatter">
            <chart:domain table:cell-range-address="Sheet1.A77:Sheet1.A96"/>
            <chart:data-point chart:repeated="20"/>
          </chart:series>
          <chart:series chart:style-name="ch7" chart:values-cell-range-address="Sheet1.L77:Sheet1.L96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1">
                <text:p>1261</text:p>
                <draw:g>
                  <svg:desc>Sheet1.A77:Sheet1.A96</svg:desc>
                </draw:g>
              </table:table-cell>
              <table:table-cell office:value-type="float" office:value="8.14285714285714">
                <text:p>8.14285714285714</text:p>
                <draw:g>
                  <svg:desc>Sheet1.C77:Sheet1.C96</svg:desc>
                </draw:g>
              </table:table-cell>
              <table:table-cell office:value-type="float" office:value="8.17805000717573">
                <text:p>8.17805000717573</text:p>
                <draw:g>
                  <svg:desc>Sheet1.L77:Sheet1.L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1">
                <text:p>1281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8.30775738238867">
                <text:p>8.30775738238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7">
                <text:p>1727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11.2002318496372">
                <text:p>11.2002318496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9">
                <text:p>2569</text:p>
              </table:table-cell>
              <table:table-cell office:value-type="float" office:value="13.7142857142857">
                <text:p>13.7142857142857</text:p>
              </table:table-cell>
              <table:table-cell office:value-type="float" office:value="16.6609123461019">
                <text:p>16.6609123461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3">
                <text:p>3003</text:p>
              </table:table-cell>
              <table:table-cell office:value-type="float" office:value="21">
                <text:p>21</text:p>
              </table:table-cell>
              <table:table-cell office:value-type="float" office:value="19.4755623882226">
                <text:p>19.475562388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0.1428571428571">
                <text:p>20.1428571428571</text:p>
              </table:table-cell>
              <table:table-cell office:value-type="float" office:value="20.882887409283">
                <text:p>20.882887409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65">
                <text:p>4465</text:p>
              </table:table-cell>
              <table:table-cell office:value-type="float" office:value="27.4285714285714">
                <text:p>27.4285714285714</text:p>
              </table:table-cell>
              <table:table-cell office:value-type="float" office:value="28.9571715162884">
                <text:p>28.9571715162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20">
                <text:p>5920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8.3933830630296">
                <text:p>38.393383063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9">
                <text:p>9559</text:p>
              </table:table-cell>
              <table:table-cell office:value-type="float" office:value="64">
                <text:p>64</text:p>
              </table:table-cell>
              <table:table-cell office:value-type="float" office:value="61.9936399830237">
                <text:p>61.9936399830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11">
                <text:p>21411</text:p>
              </table:table-cell>
              <table:table-cell office:value-type="float" office:value="122.857142857143">
                <text:p>122.857142857143</text:p>
              </table:table-cell>
              <table:table-cell office:value-type="float" office:value="138.858230534211">
                <text:p>138.858230534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26">
                <text:p>34126</text:p>
              </table:table-cell>
              <table:table-cell office:value-type="float" office:value="208">
                <text:p>208</text:p>
              </table:table-cell>
              <table:table-cell office:value-type="float" office:value="221.319694325836">
                <text:p>221.319694325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54">
                <text:p>53454</text:p>
              </table:table-cell>
              <table:table-cell office:value-type="float" office:value="345.285714285714">
                <text:p>345.285714285714</text:p>
              </table:table-cell>
              <table:table-cell office:value-type="float" office:value="346.668901731619">
                <text:p>346.668901731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62">
                <text:p>76862</text:p>
              </table:table-cell>
              <table:table-cell office:value-type="float" office:value="461.142857142857">
                <text:p>461.142857142857</text:p>
              </table:table-cell>
              <table:table-cell office:value-type="float" office:value="498.478413680842">
                <text:p>498.478413680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54">
                <text:p>107354</text:p>
              </table:table-cell>
              <table:table-cell office:value-type="float" office:value="575.857142857143">
                <text:p>575.857142857143</text:p>
              </table:table-cell>
              <table:table-cell office:value-type="float" office:value="654.789584828678">
                <text:p>654.789584828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568">
                <text:p>128568</text:p>
              </table:table-cell>
              <table:table-cell office:value-type="float" office:value="690.428571428572">
                <text:p>690.428571428572</text:p>
              </table:table-cell>
              <table:table-cell office:value-type="float" office:value="741.711971172051">
                <text:p>741.711971172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337">
                <text:p>114337</text:p>
              </table:table-cell>
              <table:table-cell office:value-type="float" office:value="654">
                <text:p>654</text:p>
              </table:table-cell>
              <table:table-cell office:value-type="float" office:value="683.401776015431">
                <text:p>683.401776015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055">
                <text:p>91055</text:p>
              </table:table-cell>
              <table:table-cell office:value-type="float" office:value="579.714285714286">
                <text:p>579.714285714286</text:p>
              </table:table-cell>
              <table:table-cell office:value-type="float" office:value="588.005952557035">
                <text:p>588.005952557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61">
                <text:p>68361</text:p>
              </table:table-cell>
              <table:table-cell office:value-type="float" office:value="452.142857142857">
                <text:p>452.142857142857</text:p>
              </table:table-cell>
              <table:table-cell office:value-type="float" office:value="443.346293846582">
                <text:p>443.346293846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607">
                <text:p>40607</text:p>
              </table:table-cell>
              <table:table-cell office:value-type="float" office:value="304.14">
                <text:p>304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27">
                <text:p>35827</text:p>
              </table:table-cell>
              <table:table-cell office:value-type="float" office:value="273.14">
                <text:p>273.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40:Sheet1.A62 Sheet1.C40:Sheet1.C62" svg:x="0.32cm" svg:y="0.18cm" svg:width="13.097cm" svg:height="8.64cm">
          <chartooo:coordinate-region svg:x="1.127cm" svg:y="0.379cm" svg:width="11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0:Sheet1.C62" chart:class="chart:scatter">
            <chart:domain table:cell-range-address="Sheet1.A40:Sheet1.A62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915">
                <text:p>26915</text:p>
                <draw:g>
                  <svg:desc>Sheet1.A40:Sheet1.A62</svg:desc>
                </draw:g>
              </table:table-cell>
              <table:table-cell office:value-type="float" office:value="424">
                <text:p>424</text:p>
                <draw:g>
                  <svg:desc>Sheet1.C40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91">
                <text:p>33891</text:p>
              </table:table-cell>
              <table:table-cell office:value-type="float" office:value="450.857142857143">
                <text:p>450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894">
                <text:p>45894</text:p>
              </table:table-cell>
              <table:table-cell office:value-type="float" office:value="476.857142857143">
                <text:p>476.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70">
                <text:p>46470</text:p>
              </table:table-cell>
              <table:table-cell office:value-type="float" office:value="510.857142857143">
                <text:p>510.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065">
                <text:p>72065</text:p>
              </table:table-cell>
              <table:table-cell office:value-type="float" office:value="744.857142857143">
                <text:p>74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341">
                <text:p>88341</text:p>
              </table:table-cell>
              <table:table-cell office:value-type="float" office:value="840.714285714286">
                <text:p>840.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58">
                <text:p>56058</text:p>
              </table:table-cell>
              <table:table-cell office:value-type="float" office:value="683.571428571429">
                <text:p>683.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780">
                <text:p>47780</text:p>
              </table:table-cell>
              <table:table-cell office:value-type="float" office:value="590.285714285714">
                <text:p>590.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086">
                <text:p>4708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69">
                <text:p>49769</text:p>
              </table:table-cell>
              <table:table-cell office:value-type="float" office:value="584.285714285714">
                <text:p>584.2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173">
                <text:p>53173</text:p>
              </table:table-cell>
              <table:table-cell office:value-type="float" office:value="591.571428571429">
                <text:p>591.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75">
                <text:p>659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459">
                <text:p>82459</text:p>
              </table:table-cell>
              <table:table-cell office:value-type="float" office:value="822.857142857143">
                <text:p>822.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863">
                <text:p>84863</text:p>
              </table:table-cell>
              <table:table-cell office:value-type="float" office:value="899.857142857143">
                <text:p>899.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684">
                <text:p>76684</text:p>
              </table:table-cell>
              <table:table-cell office:value-type="float" office:value="916.857142857143">
                <text:p>916.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569">
                <text:p>64569</text:p>
              </table:table-cell>
              <table:table-cell office:value-type="float" office:value="810.142857142857">
                <text:p>810.142857142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979">
                <text:p>48979</text:p>
              </table:table-cell>
              <table:table-cell office:value-type="float" office:value="716.428571428571">
                <text:p>716.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70">
                <text:p>366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24">
                <text:p>27124</text:p>
              </table:table-cell>
              <table:table-cell office:value-type="float" office:value="455.428571428571">
                <text:p>455.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19">
                <text:p>21319</text:p>
              </table:table-cell>
              <table:table-cell office:value-type="float" office:value="345.857142857143">
                <text:p>345.8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66">
                <text:p>17366</text:p>
              </table:table-cell>
              <table:table-cell office:value-type="float" office:value="276.428571428571">
                <text:p>276.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11">
                <text:p>143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61">
                <text:p>10761</text:p>
              </table:table-cell>
              <table:table-cell office:value-type="float" office:value="170.714285714286">
                <text:p>170.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